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817610062893" calcext:value-type="float">
            <text:p>0.0817610063</text:p>
          </table:table-cell>
          <table:table-cell office:value-type="float" office:value="1" calcext:value-type="float">
            <text:p>1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845213849287" calcext:value-type="float">
            <text:p>0.0845213849</text:p>
          </table:table-cell>
          <table:table-cell office:value-type="float" office:value="1" calcext:value-type="float">
            <text:p>1</text:p>
          </table:table-cell>
          <table:table-cell office:value-type="float" office:value="0.161290322581" calcext:value-type="float">
            <text:p>0.161290322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98" calcext:value-type="float">
            <text:p>398</text:p>
          </table:table-cell>
          <table:table-cell office:value-type="float" office:value="2000" calcext:value-type="float">
            <text:p>2000</text:p>
          </table:table-cell>
          <table:table-cell office:value-type="float" office:value="0.0723140495868" calcext:value-type="float">
            <text:p>0.0723140496</text:p>
          </table:table-cell>
          <table:table-cell office:value-type="float" office:value="0.291457286432" calcext:value-type="float">
            <text:p>0.291457286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3636363636" calcext:value-type="float">
            <text:p>0.2436363636</text:p>
          </table:table-cell>
          <table:table-cell office:value-type="float" office:value="0.276595744681" calcext:value-type="float">
            <text:p>0.276595744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51" calcext:value-type="float">
            <text:p>251</text:p>
          </table:table-cell>
          <table:table-cell office:value-type="float" office:value="31" calcext:value-type="float">
            <text:p>31</text:p>
          </table:table-cell>
          <table:table-cell office:value-type="float" office:value="0.0644645711241" calcext:value-type="float">
            <text:p>0.0644645711</text:p>
          </table:table-cell>
          <table:table-cell office:value-type="float" office:value="0.250996015936" calcext:value-type="float">
            <text:p>0.2509960159</text:p>
          </table:table-cell>
          <table:table-cell office:value-type="float" office:value="0.290322580645" calcext:value-type="float">
            <text:p>0.2903225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915457728864" calcext:value-type="float">
            <text:p>0.0915457729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19" calcext:value-type="float">
            <text:p>619</text:p>
          </table:table-cell>
          <table:table-cell office:value-type="float" office:value="27" calcext:value-type="float">
            <text:p>27</text:p>
          </table:table-cell>
          <table:table-cell office:value-type="float" office:value="0.0642570281124" calcext:value-type="float">
            <text:p>0.0642570281</text:p>
          </table:table-cell>
          <table:table-cell office:value-type="float" office:value="0.276252019386" calcext:value-type="float">
            <text:p>0.2762520194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0.0950950950951" calcext:value-type="float">
            <text:p>0.0950950951</text:p>
          </table:table-cell>
          <table:table-cell office:value-type="float" office:value="0.251968503937" calcext:value-type="float">
            <text:p>0.2519685039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06" calcext:value-type="float">
            <text:p>406</text:p>
          </table:table-cell>
          <table:table-cell office:value-type="float" office:value="25" calcext:value-type="float">
            <text:p>25</text:p>
          </table:table-cell>
          <table:table-cell office:value-type="float" office:value="0.0803891449053" calcext:value-type="float">
            <text:p>0.0803891449</text:p>
          </table:table-cell>
          <table:table-cell office:value-type="float" office:value="0.226600985222" calcext:value-type="float">
            <text:p>0.226600985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office:value-type="float" office:value="0.085346215781" calcext:value-type="float">
            <text:p>0.0853462158</text:p>
          </table:table-cell>
          <table:table-cell office:value-type="float" office:value="0.242937853107" calcext:value-type="float">
            <text:p>0.2429378531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945378151261" calcext:value-type="float">
            <text:p>0.0945378151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office:value-type="float" office:value="0.0835881753313" calcext:value-type="float">
            <text:p>0.0835881753</text:p>
          </table:table-cell>
          <table:table-cell office:value-type="float" office:value="0.243243243243" calcext:value-type="float">
            <text:p>0.2432432432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924796747967" calcext:value-type="float">
            <text:p>0.0924796748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float" office:value="0.0838774485183" calcext:value-type="float">
            <text:p>0.0838774485</text:p>
          </table:table-cell>
          <table:table-cell office:value-type="float" office:value="0.240740740741" calcext:value-type="float">
            <text:p>0.2407407407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.0824120603015" calcext:value-type="float">
            <text:p>0.0824120603</text:p>
          </table:table-cell>
          <table:table-cell office:value-type="float" office:value="1" calcext:value-type="float">
            <text:p>1</text:p>
          </table:table-cell>
          <table:table-cell office:value-type="float" office:value="0.256628314157" calcext:value-type="float">
            <text:p>0.256628314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7" calcext:value-type="float">
            <text:p>317</text:p>
          </table:table-cell>
          <table:table-cell office:value-type="float" office:value="50" calcext:value-type="float">
            <text:p>50</text:p>
          </table:table-cell>
          <table:table-cell office:value-type="float" office:value="0.0875437718859" calcext:value-type="float">
            <text:p>0.0875437719</text:p>
          </table:table-cell>
          <table:table-cell office:value-type="float" office:value="0.186119873817" calcext:value-type="float">
            <text:p>0.186119873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  <table:table-cell office:value-type="float" office:value="0.0824008138352" calcext:value-type="float">
            <text:p>0.0824008138</text:p>
          </table:table-cell>
          <table:table-cell office:value-type="float" office:value="0.258741258741" calcext:value-type="float">
            <text:p>0.2587412587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20" calcext:value-type="float">
            <text:p>420</text:p>
          </table:table-cell>
          <table:table-cell office:value-type="float" office:value="1990" calcext:value-type="float">
            <text:p>1990</text:p>
          </table:table-cell>
          <table:table-cell office:value-type="float" office:value="0.0778642936596" calcext:value-type="float">
            <text:p>0.0778642937</text:p>
          </table:table-cell>
          <table:table-cell office:value-type="float" office:value="0.228571428571" calcext:value-type="float">
            <text:p>0.2285714286</text:p>
          </table:table-cell>
          <table:table-cell office:value-type="float" office:value="0.253266331658" calcext:value-type="float">
            <text:p>0.253266331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24" calcext:value-type="float">
            <text:p>524</text:p>
          </table:table-cell>
          <table:table-cell office:value-type="float" office:value="1995" calcext:value-type="float">
            <text:p>1995</text:p>
          </table:table-cell>
          <table:table-cell office:value-type="float" office:value="0.0763819095477" calcext:value-type="float">
            <text:p>0.0763819095</text:p>
          </table:table-cell>
          <table:table-cell office:value-type="float" office:value="0.301526717557" calcext:value-type="float">
            <text:p>0.3015267176</text:p>
          </table:table-cell>
          <table:table-cell office:value-type="float" office:value="0.257142857143" calcext:value-type="float">
            <text:p>0.257142857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56" calcext:value-type="float">
            <text:p>356</text:p>
          </table:table-cell>
          <table:table-cell office:value-type="float" office:value="41" calcext:value-type="float">
            <text:p>41</text:p>
          </table:table-cell>
          <table:table-cell office:value-type="float" office:value="0.0860860860861" calcext:value-type="float">
            <text:p>0.0860860861</text:p>
          </table:table-cell>
          <table:table-cell office:value-type="float" office:value="0.252808988764" calcext:value-type="float">
            <text:p>0.2528089888</text:p>
          </table:table-cell>
          <table:table-cell office:value-type="float" office:value="0.268292682927" calcext:value-type="float">
            <text:p>0.268292682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822816759213" calcext:value-type="float">
            <text:p>0.0822816759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84008097166" calcext:value-type="float">
            <text:p>0.0840080972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01" calcext:value-type="float">
            <text:p>401</text:p>
          </table:table-cell>
          <table:table-cell office:value-type="float" office:value="31" calcext:value-type="float">
            <text:p>31</text:p>
          </table:table-cell>
          <table:table-cell office:value-type="float" office:value="0.0828729281768" calcext:value-type="float">
            <text:p>0.0828729282</text:p>
          </table:table-cell>
          <table:table-cell office:value-type="float" office:value="0.281795511222" calcext:value-type="float">
            <text:p>0.2817955112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0.0822467402207" calcext:value-type="float">
            <text:p>0.0822467402</text:p>
          </table:table-cell>
          <table:table-cell office:value-type="float" office:value="0.235059760956" calcext:value-type="float">
            <text:p>0.235059761</text:p>
          </table:table-cell>
          <table:table-cell office:value-type="float" office:value="0.214285714286" calcext:value-type="float">
            <text:p>0.2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47:23.112890322</dc:date>
    <meta:document-statistic meta:table-count="1" meta:cell-count="156" meta:object-count="0"/>
    <meta:generator>LibreOffice/4.2.7.2$Linux_X86_64 LibreOffice_project/420m0$Build-2</meta:generator>
  </office:meta>
</office:document-meta>
</file>